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" fo:font-size="14pt" officeooo:rsid="001bf35d" officeooo:paragraph-rsid="001bf35d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antarell" officeooo:rsid="001bf35d" officeooo:paragraph-rsid="001bf35d"/>
    </style:style>
    <style:style style:name="P3" style:family="paragraph" style:parent-style-name="Standard">
      <style:paragraph-properties fo:text-align="start" style:justify-single-word="false"/>
      <style:text-properties style:font-name="Cantarell" officeooo:rsid="002306f0" officeooo:paragraph-rsid="002306f0"/>
    </style:style>
    <style:style style:name="P4" style:family="paragraph" style:parent-style-name="Standard">
      <style:paragraph-properties fo:text-align="start" style:justify-single-word="false"/>
      <style:text-properties style:font-name="Cantarell" fo:font-size="13pt" officeooo:rsid="002306f0" officeooo:paragraph-rsid="002306f0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Bitstream Vera Sans" fo:font-size="11pt" officeooo:rsid="001bf35d" officeooo:paragraph-rsid="001bf35d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Bitstream Vera Sans" fo:font-size="11pt" officeooo:rsid="001d8c00" officeooo:paragraph-rsid="001d8c00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Bitstream Vera Sans" fo:font-size="11pt" officeooo:rsid="00250d2e" officeooo:paragraph-rsid="00250d2e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Bitstream Vera Sans" fo:font-size="11pt" officeooo:rsid="0026d28a" officeooo:paragraph-rsid="0026d28a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Bitstream Vera Sans" fo:font-size="11pt" officeooo:rsid="002888b8" officeooo:paragraph-rsid="002888b8" style:font-size-asian="11pt" style:font-size-complex="11pt"/>
    </style:style>
    <style:style style:name="T1" style:family="text">
      <style:text-properties officeooo:rsid="001d8c00"/>
    </style:style>
    <style:style style:name="T2" style:family="text">
      <style:text-properties officeooo:rsid="002306f0"/>
    </style:style>
    <style:style style:name="T3" style:family="text">
      <style:text-properties officeooo:rsid="0023e4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MX Mobile Note-taking plugin</text:p>
      <text:p text:style-name="P2"/>
      <text:p text:style-name="P4">User story:</text:p>
      <text:p text:style-name="P3"/>
      <text:p text:style-name="P5">As a user I <text:span text:style-name="T3">want</text:span> to quickly and easily take notes that are <text:span text:style-name="T1">then </text:span>saved into my dmx <text:span text:style-name="T1">data</text:span>base. Afterwards, when accessing the database from a computer, I want to review the notes and make changes as necessary.</text:p>
      <text:p text:style-name="P5"/>
      <text:p text:style-name="P6">When taking notes I should be able to <text:span text:style-name="T2">tag/color code them for easy categorization. I should also be able to choose a topicmap (and a default topicmap) where the created notes are displayed. </text:span></text:p>
      <text:p text:style-name="P6"/>
      <text:p text:style-name="P7">Using the plugin, I want to save server and login data so that I don’t have to separately input them every time. Optimally I would be able to save notes even without connection to my dmx database and load them into the database once there is connection.</text:p>
      <text:p text:style-name="P7"/>
      <text:p text:style-name="P8">Architecture:</text:p>
      <text:p text:style-name="P8"/>
      <text:p text:style-name="P9">The plugin is an adaptation of the existing <text:a xlink:type="simple" xlink:href="https://git.dmx.systems/dmx-plugins/dmx-mobile" text:style-name="Internet_20_link" text:visited-style-name="Visited_20_Internet_20_Link">dmx-mobile</text:a> plugin. It uses the back-end of dmx-mobile and extends the front-end with Vue.j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2:01:38.654289382</meta:creation-date>
    <dc:date>2020-06-16T14:27:06.113473119</dc:date>
    <meta:editing-duration>PT1H58S</meta:editing-duration>
    <meta:editing-cycles>6</meta:editing-cycles>
    <meta:generator>LibreOffice/6.4.4.2$Linux_X86_64 LibreOffice_project/40$Build-2</meta:generator>
    <meta:document-statistic meta:table-count="0" meta:image-count="0" meta:object-count="0" meta:page-count="1" meta:paragraph-count="7" meta:word-count="147" meta:character-count="838" meta:non-whitespace-character-count="697"/>
  </office:meta>
</office:document-meta>
</file>